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5800000258F7C1CFD573D747C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5355ee" officeooo:paragraph-rsid="005355ee"/>
    </style:style>
    <style:style style:name="P2" style:family="paragraph" style:parent-style-name="Text_20_body">
      <loext:graphic-properties draw:fill="none"/>
      <style:paragraph-properties fo:margin-left="9.299cm" fo:margin-right="0cm" fo:margin-top="0cm" fo:margin-bottom="0.247cm" loext:contextual-spacing="false" fo:line-height="120%" fo:text-indent="0cm" style:auto-text-indent="false" fo:background-color="transparent"/>
    </style:style>
    <style:style style:name="P3" style:family="paragraph" style:parent-style-name="Text_20_body" style:master-page-name="">
      <loext:graphic-properties draw:fill="none"/>
      <style:paragraph-properties fo:margin-left="9.299cm" fo:margin-right="0cm" fo:margin-top="0cm" fo:margin-bottom="0.247cm" loext:contextual-spacing="false" fo:line-height="120%" fo:text-indent="0cm" style:auto-text-indent="false" style:page-number="auto" fo:background-color="transparent"/>
      <style:text-properties officeooo:paragraph-rsid="004b8ce5"/>
    </style:style>
    <style:style style:name="P4" style:family="paragraph" style:parent-style-name="Heading_20_1"/>
    <style:style style:name="P5" style:family="paragraph">
      <style:text-properties style:font-name="Liberation Serif" fo:font-size="12pt" style:font-size-asian="12pt" style:font-size-complex="12pt"/>
    </style:style>
    <style:style style:name="P6" style:family="paragraph">
      <loext:graphic-properties draw:fill="none" draw:fill-color="#ffffff"/>
      <style:text-properties fo:color="#800000" style:font-name="Liberation Serif" fo:font-size="12pt" style:font-size-asian="12pt" style:font-size-complex="12pt"/>
    </style:style>
    <style:style style:name="T1" style:family="text">
      <style:text-properties officeooo:rsid="0045a1c0"/>
    </style:style>
    <style:style style:name="T2" style:family="text">
      <style:text-properties style:use-window-font-color="true"/>
    </style:style>
    <style:style style:name="T3" style:family="text">
      <style:text-properties style:font-name="Liberation Serif"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89cm" fo:margin-left="1cm" fo:margin-right="0cm" style:run-through="foreground" style:wrap="dynamic" style:number-wrapped-paragraphs="no-limit" style:wrap-contour="true" style:wrap-contour-mode="full" style:vertical-pos="from-top" style:vertical-rel="char"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depot.kurzzeichen"/>
        <text:user-field-decl office:value-type="string" office:string-value="PLZ" text:name="kunde.plz"/>
        <text:user-field-decl office:value-type="string" office:string-value="Ort" text:name="kunde.ort"/>
        <text:user-field-decl office:value-type="string" office:string-value="Bezeichnung" text:name="kunde.bezeichnung"/>
        <text:user-field-decl office:value-type="string" office:string-value="Strasse" text:name="kunde.strasse"/>
        <text:user-field-decl office:value-type="string" office:string-value="Nr." text:name="kunde.hausNummer"/>
        <text:user-field-decl office:value-type="float" office:value="0" text:name="depot.adresszeilen.0"/>
        <text:user-field-decl office:value-type="float" office:value="0" text:name="depot.adresszeilen.1"/>
        <text:user-field-decl office:value-type="float" office:value="0" text:name="depot.adresszeilen.2"/>
        <text:user-field-decl office:value-type="float" office:value="0" text:name="depot.adresszeilen.3"/>
        <text:user-field-decl office:value-type="float" office:value="0" text:name="depot.apVorname"/>
        <text:user-field-decl office:value-type="float" office:value="0" text:name="depot.apName"/>
        <text:user-field-decl office:value-type="float" office:value="0" text:name="depot.apTelefon"/>
        <text:user-field-decl office:value-type="float" office:value="0" text:name="depot.apEmail"/>
        <text:user-field-decl office:value-type="float" office:value="0" text:name="depot.vVorname"/>
        <text:user-field-decl office:value-type="float" office:value="0" text:name="depot.vName"/>
        <text:user-field-decl office:value-type="float" office:value="0" text:name="depot.vTelefon"/>
        <text:user-field-decl office:value-type="float" office:value="0" text:name="depot.vEmail"/>
      </text:user-field-decls>
      <text:p text:style-name="Text_20_body"/>
      <text:p text:style-name="Text_20_body"/>
      <text:p text:style-name="P3"><draw:frame text:anchor-type="char" draw:z-index="1" draw:name="bezeichnung" draw:style-name="gr1" draw:text-style-name="P6" svg:width="5.675cm" svg:height="0.489cm" svg:x="9.223cm" svg:y="-0.025cm"><draw:text-box><text:p text:style-name="P5"><text:span text:style-name="T3">Bezeichnung</text:span></text:p></draw:text-box></draw:frame><draw:frame text:anchor-type="char" draw:z-index="2" draw:name="strasseUndNummer" draw:style-name="gr1" draw:text-style-name="P6" svg:width="5.675cm" svg:height="0.489cm" svg:x="9.223cm" svg:y="-0.575cm"><draw:text-box><text:p text:style-name="P5"><text:span text:style-name="T3">Strasse</text:span></text:p></draw:text-box></draw:frame><draw:frame text:anchor-type="char" draw:z-index="3" draw:name="plzOrt" draw:style-name="gr1" draw:text-style-name="P6" svg:width="5.675cm" svg:height="0.489cm" svg:x="9.223cm" svg:y="-1.157cm"><draw:text-box><text:p text:style-name="P5"><text:span text:style-name="T3">PLZOrt</text:span></text:p></draw:text-box></draw:frame><text:span text:style-name="T2"/></text:p>
      <text:p text:style-name="P2"/>
      <text:p text:style-name="P2">Thun, 1. Januar 2022</text:p>
      <text:p text:style-name="Text_20_body"/>
      <text:p text:style-name="Text_20_body">Hier kann der Betreff stehen</text:p>
      <text:p text:style-name="Text_20_body"/>
      <text:p text:style-name="P1">Guten Tag</text:p>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Text_20_body">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Text_20_body">Freundliche Grü<text:span text:style-name="T1">ss</text:span>e</text:p>
      <text:p text:style-name="Text_20_body"/>
      <text:p text:style-name="Text_20_body">Eure Gmües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style:shadow="none" fo:background-color="transparent" style:dynamic-spacing="false" draw:fill="none" draw:fill-color="#729fcf"/>
      </style:header-style>
      <style:footer-style/>
    </style:page-layout>
  </office:automatic-styles>
  <office:master-styles>
    <style:master-page style:name="Standard" style:page-layout-name="Mpm1">
      <style:header>
        <text:h text:style-name="Heading_20_1" text:outline-level="1"><draw:frame draw:style-name="Mfr1" draw:name="Image1" text:anchor-type="paragraph" svg:x="-1.277cm" svg:y="-1.593cm" svg:width="3.094cm" svg:height="3.094cm" draw:z-index="0"><draw:image xlink:href="Pictures/100002010000025800000258F7C1CFD573D747CB.png" xlink:type="simple" xlink:show="embed" xlink:actuate="onLoad"/></draw:frame></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Toggweiler</meta:initial-creator>
    <meta:creation-date>2016-07-13T11:36:44.416360645</meta:creation-date>
    <dc:date>2017-10-16T16:11:42.066390636</dc:date>
    <meta:editing-duration>PT20H18M49S</meta:editing-duration>
    <meta:editing-cycles>55</meta:editing-cycles>
    <meta:generator>LibreOffice/5.3.1.2$Linux_X86_64 LibreOffice_project/30m0$Build-2</meta:generator>
    <dc:creator>Alwin Egger</dc:creator>
    <meta:document-statistic meta:table-count="0" meta:image-count="1" meta:object-count="0" meta:page-count="1" meta:paragraph-count="8" meta:word-count="289" meta:character-count="1785" meta:non-whitespace-character-count="1504"/>
  </office:meta>
</office:document-meta>
</file>